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Empleado">
        <table:table-row>
          <table:table-cell office:value-type="string">
            <text:p>Carmen</text:p>
          </table:table-cell>
          <table:table-cell office:value-type="date" office:date-value="1982-06-29" table:style-name="DateCell">
            <text:p>1982-06-29</text:p>
          </table:table-cell>
          <table:table-cell office:value-type="string">
            <text:p>Mexico</text:p>
          </table:table-cell>
          <table:table-cell office:value-type="string">
            <text:p>Sarahi</text:p>
          </table:table-cell>
        </table:table-row>
        <table:table-row>
          <table:table-cell office:value-type="string">
            <text:p>Kristen</text:p>
          </table:table-cell>
          <table:table-cell office:value-type="date" office:date-value="1982-07-18" table:style-name="DateCell">
            <text:p>1982-07-18</text:p>
          </table:table-cell>
          <table:table-cell office:value-type="string">
            <text:p>EEUU</text:p>
          </table:table-cell>
          <table:table-cell office:value-type="string">
            <text:p>Anne Bell</text:p>
          </table:table-cell>
        </table:table-row>
      </table:table>
      <table:table table:name="Pelicula">
        <table:table-row>
          <table:table-cell office:value-type="string">
            <text:p>Frozen II</text:p>
          </table:table-cell>
          <table:table-cell office:value-type="string">
            <text:p>animacion</text:p>
          </table:table-cell>
          <table:table-cell office:value-type="date" office:date-value="2019-08-21" table:style-name="DateCell">
            <text:p>2019-08-21</text:p>
          </table:table-cell>
          <table:table-cell office:value-type="float" office:value="103">
            <text:p>103</text:p>
          </table:table-cell>
          <table:table-cell office:value-type="string">
            <text:p>La reina Elsa, su hermana Anna, Kristoff, Olaf y Sven se embarcan en un nuevo viaje en lo profundo del bosque, más allá de su tierra natal de Arendelle, para descubrir la verdad sobre un antiguo misterio de su reino. Su objetivo principal es descubrir por qué Elsa oye voces procedentes del Bosque encantado, donde desde hace tiempo nadie puede entrar ni salir. De no lograrlo su reino estaría en peligro.</text:p>
          </table:table-cell>
        </table:table-row>
        <table:table-row>
          <table:table-cell office:value-type="string">
            <text:p>Frozen II</text:p>
          </table:table-cell>
          <table:table-cell office:value-type="string">
            <text:p>fantasia</text:p>
          </table:table-cell>
          <table:table-cell office:value-type="date" office:date-value="2019-08-21" table:style-name="DateCell">
            <text:p>2019-08-21</text:p>
          </table:table-cell>
          <table:table-cell office:value-type="float" office:value="103">
            <text:p>103</text:p>
          </table:table-cell>
          <table:table-cell office:value-type="string">
            <text:p>La reina Elsa, su hermana Anna, Kristoff, Olaf y Sven se embarcan en un nuevo viaje en lo profundo del bosque, más allá de su tierra natal de Arendelle, para descubrir la verdad sobre un antiguo misterio de su reino. Su objetivo principal es descubrir por qué Elsa oye voces procedentes del Bosque encantado, donde desde hace tiempo nadie puede entrar ni salir. De no lograrlo su reino estaría en peligro.</text:p>
          </table:table-cell>
        </table:table-row>
        <table:table-row>
          <table:table-cell office:value-type="string">
            <text:p>Frozen II</text:p>
          </table:table-cell>
          <table:table-cell office:value-type="string">
            <text:p>musical</text:p>
          </table:table-cell>
          <table:table-cell office:value-type="date" office:date-value="2019-08-21" table:style-name="DateCell">
            <text:p>2019-08-21</text:p>
          </table:table-cell>
          <table:table-cell office:value-type="float" office:value="103">
            <text:p>103</text:p>
          </table:table-cell>
          <table:table-cell office:value-type="string">
            <text:p>La reina Elsa, su hermana Anna, Kristoff, Olaf y Sven se embarcan en un nuevo viaje en lo profundo del bosque, más allá de su tierra natal de Arendelle, para descubrir la verdad sobre un antiguo misterio de su reino. Su objetivo principal es descubrir por qué Elsa oye voces procedentes del Bosque encantado, donde desde hace tiempo nadie puede entrar ni salir. De no lograrlo su reino estaría en peligro.</text:p>
          </table:table-cell>
        </table:table-row>
      </table:table>
      <table:table table:name="Pelicula_usuario">
        <table:table-row>
          <table:table-cell office:value-type="string">
            <text:p>Frozen II</text:p>
          </table:table-cell>
          <table:table-cell office:value-type="date" office:date-value="2019-08-21" table:style-name="DateCell">
            <text:p>2019-08-21</text:p>
          </table:table-cell>
          <table:table-cell office:value-type="string">
            <text:p>PMC</text:p>
          </table:table-cell>
          <table:table-cell office:value-type="string">
            <text:p>fantasia</text:p>
          </table:table-cell>
        </table:table-row>
      </table:table>
      <table:table table:name="trabaja"/>
      <table:table table:name="usuario">
        <table:table-row>
          <table:table-cell office:value-type="string">
            <text:p>PMC</text:p>
          </table:table-cell>
          <table:table-cell office:value-type="string">
            <text:p>piero</text:p>
          </table:table-cell>
          <table:table-cell office:value-type="string">
            <text:p>MC</text:p>
          </table:table-cell>
          <table:table-cell office:value-type="string">
            <text:p>p@hotmail.com</text:p>
          </table:table-cell>
          <table:table-cell office:value-type="date" office:date-value="1998-07-02" table:style-name="DateCell">
            <text:p>1998-07-02</text:p>
          </table:table-cell>
          <table:table-cell office:value-type="float" office:value="1">
            <text:p>1</text:p>
          </table:table-cell>
          <table:table-cell office:value-type="string">
            <text:p>1111</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9.1</meta:generator>
    <meta:initial-creator>phpMyAdmin 4.9.1</meta:initial-creator>
    <meta:creation-date>2020-01-03T13:27:01</meta:creation-date>
  </office:meta>
</office:document-meta>
</file>